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>
      <style:text-properties fo:font-size="12pt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5" office:value-type="string" calcext:value-type="string">
            <text:p>DATA</text:p>
          </table:table-cell>
          <table:table-cell table:style-name="ce32" office:value-type="string" calcext:value-type="string">
            <text:p>NF - SERV. PROD. </text:p>
          </table:table-cell>
          <table:table-cell table:style-name="ce35" office:value-type="string" calcext:value-type="string">
            <text:p>R$</text:p>
          </table:table-cell>
          <table:table-cell table:style-name="ce38"/>
          <table:table-cell table:style-name="ce40" office:value-type="string" calcext:value-type="string">
            <text:p>PAGO</text:p>
          </table:table-cell>
          <table:table-cell table:style-name="ce35" office:value-type="string" calcext:value-type="string">
            <text:p>VALOR</text:p>
          </table:table-cell>
          <table:table-cell table:style-name="ce25" office:value-type="string" calcext:value-type="string">
            <text:p>DATA</text:p>
          </table:table-cell>
          <table:table-cell table:style-name="ce44" office:value-type="string" calcext:value-type="string">
            <text:p>SALDO DEVEDOR</text:p>
          </table:table-cell>
          <table:table-cell table:style-name="ce40" office:value-type="string" calcext:value-type="string">
            <text:p>OBS.: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NF 13128 - mens. 08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09-16" calcext:value-type="date">
            <text:p>16/09/2024</text:p>
          </table:table-cell>
          <table:table-cell table:style-name="ce45" table:formula="of:=[.C2]-[.F2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NF 13141 - mens. 09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0-15" calcext:value-type="date">
            <text:p>15/10/2024</text:p>
          </table:table-cell>
          <table:table-cell table:style-name="ce45" table:formula="of:=[.C3]-[.F3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NF 13154 - mens. 10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1-14" calcext:value-type="date">
            <text:p>14/11/2024</text:p>
          </table:table-cell>
          <table:table-cell table:style-name="ce45" table:formula="of:=[.C4]-[.F4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NF 13167 - mens. 11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2-16" calcext:value-type="date">
            <text:p>16/12/2024</text:p>
          </table:table-cell>
          <table:table-cell table:style-name="ce45" table:formula="of:=[.C5]-[.F5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NF 13181 - mens. 12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5-01-15" calcext:value-type="date">
            <text:p>15/01/2025</text:p>
          </table:table-cell>
          <table:table-cell table:style-name="ce45" table:formula="of:=[.C6]-[.F6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NF 13194 - mens. 01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2-14" calcext:value-type="date">
            <text:p>14/02/2025</text:p>
          </table:table-cell>
          <table:table-cell table:style-name="ce45" table:formula="of:=[.C7]-[.F7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NF 13207 - mens. 02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3-25" calcext:value-type="date">
            <text:p>25/03/2025</text:p>
          </table:table-cell>
          <table:table-cell table:style-name="ce45" table:formula="of:=[.C8]-[.F8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NF 13221 - mens. 03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4-17" calcext:value-type="date">
            <text:p>17/04/2025</text:p>
          </table:table-cell>
          <table:table-cell table:style-name="ce45" table:formula="of:=[.C9]-[.F9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NF 13235 - mens. 04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5-14" calcext:value-type="date">
            <text:p>14/05/2025</text:p>
          </table:table-cell>
          <table:table-cell table:style-name="ce45" table:formula="of:=[.C10]-[.F10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NF 13249 - mens. 05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6-17" calcext:value-type="date">
            <text:p>17/06/2025</text:p>
          </table:table-cell>
          <table:table-cell table:style-name="ce45" table:formula="of:=[.C11]-[.F11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NF 13263 - mens. 06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6"/>
          <table:table-cell table:style-name="ce45" table:formula="of:=[.C12]-[.F12]" office:value-type="float" office:value="1150" calcext:value-type="float">
            <text:p>1.150,00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Alteração p/ Soc. Unipessoal</text:p>
          </table:table-cell>
          <table:table-cell table:style-name="ce36" office:value-type="float" office:value="1000" calcext:value-type="float">
            <text:p>1.00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6"/>
          <table:table-cell table:style-name="ce45" table:formula="of:=[.C13]-[.F13]" office:value-type="float" office:value="1000" calcext:value-type="float">
            <text:p>1.000,00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7" table:number-columns-repeated="6"/>
          <table:table-cell table:style-name="ce43" office:value-type="string" calcext:value-type="string">
            <text:p>TOTAL</text:p>
          </table:table-cell>
          <table:table-cell table:style-name="ce35" table:formula="of:=SUM([.H2:.H13])" office:value-type="float" office:value="2150" calcext:value-type="float">
            <text:p>2.150,00</text:p>
          </table:table-cell>
          <table:table-cell table:style-name="ce40"/>
          <table:table-cell table:style-name="ce47" table:number-columns-repeated="55"/>
        </table:table-row>
        <table:table-row table:style-name="ro3">
          <table:table-cell table:style-name="ce28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47" table:number-columns-repeated="55"/>
        </table:table-row>
        <table:table-row table:style-name="ro4" table:number-rows-repeated="2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5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5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 table:number-rows-repeated="31967">
          <table:table-cell table:style-name="ce28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">
      <number:text>-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8">
      <number:text>-</number:text>
      <number:number number:decimal-places="0" number:min-decimal-places="0" number:min-integer-digits="0"/>
      <number:text>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01">00/00/0000</text:date></text:span><text:span text:style-name="MT2"><text:s/>- </text:span><text:span text:style-name="MT2"><text:time style:data-style-name="N2" text:time-value="11:45:53.115747813">00:00:00</text:time></text:span><text:span text:style-name="MT2"><text:s/></text:span></text:p>
        </style:region-center>
        <style:region-right>
          <text:p><text:span text:style-name="MT4">Leandro Welder de Siqueira - filial 0002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eandro Welder de Siqueira - filial 0002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 style:data-style-name="N2" text:time-value="11:45:53.11775441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07-01T12:11:51.647051463</dc:date>
    <meta:print-date>2019-11-08T11:10:54.224000451</meta:print-date>
    <dc:language>pt-PT</dc:language>
    <meta:editing-cycles>642</meta:editing-cycles>
    <meta:editing-duration>P1DT5H35M37S</meta:editing-duration>
    <meta:document-statistic meta:table-count="1" meta:cell-count="92" meta:object-count="0"/>
    <meta:user-defined meta:name="Info 0"/>
    <meta:user-defined meta:name="Info 1"/>
    <meta:user-defined meta:name="Info 2"/>
    <meta:user-defined meta:name="Info 3"/>
  </office:meta>
</office:document-meta>
</file>